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 BERKLEY" svg:font-family="'AR BERKLEY'"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paragraph-properties fo:text-align="center" style:justify-single-word="false"/>
      <style:text-properties style:font-name="AR BERKLEY" fo:font-size="44pt" fo:font-style="italic" style:text-underline-style="solid" style:text-underline-width="auto" style:text-underline-color="font-color" fo:font-weight="normal" style:font-size-asian="44pt" style:font-style-asian="italic" style:font-weight-asian="normal" style:font-size-complex="44pt" style:font-style-complex="italic" style:font-weight-complex="normal"/>
    </style:style>
    <style:style style:name="P6" style:family="paragraph" style:parent-style-name="Standard">
      <style:text-properties style:font-name="Trajan Pro" fo:font-size="32pt" fo:font-style="italic" style:text-underline-style="solid" style:text-underline-width="auto" style:text-underline-color="font-color" style:font-size-asian="32pt" style:font-style-asian="italic" style:font-size-complex="32pt" style:font-style-complex="italic"/>
    </style:style>
    <style:style style:name="P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text-properties fo:font-size="13pt" style:text-underline-style="none" fo:font-weight="normal"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fo:font-size="13pt" style:text-underline-style="none" fo:font-weight="normal" style:font-size-asian="13pt" style:font-weight-asian="normal" style:font-size-complex="13pt" style:font-weight-complex="normal"/>
    </style:style>
    <style:style style:name="T1"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tting of the Winterfall Campaign</text:p>
      <text:p text:style-name="P1"/>
      <text:p text:style-name="Standard"/>
      <text:p text:style-name="Standard"/>
      <text:p text:style-name="Standard"/>
      <text:p text:style-name="P6">Winterfall</text:p>
      <text:p text:style-name="Standard"/>
      <text:p text:style-name="Standard"/>
      <text:p text:style-name="P2">Basic Information:</text:p>
      <text:p text:style-name="Standard"/>
      <text:p text:style-name="Standard"><text:tab/>Winterfall has a diverse environment, ranging from frozen northern tundras to warm deciduous forests of the South. Cold winds from the Sea of Storms blow over the Malmur Range, cooling the plains north of Rivertown to a practically interminable winter. The winter leads to beautiful tundras and frozen forests, with pine trees almost pure white with snow. The largest lake near the Frozen Sea, Lake Holland, is one of the most beautiful places of Winterfall, a metaphorical winter wonder-land. The lake is clear and blue, perfectly reflecting the trees and the sky-which is often filled with a colourful aurora. South of Rivertown, the warms considerably. From the latitude of Rivertown to the latitude of Kells, the environment is cold plains, similar to that of Skyrim. South of Kells, the climate warms up, with warm forests and cool grassy swamps. The Camian Peninsula in the North is caught in perpetual frozen winter, with cold wastelands up until you reach the forests, lakes, and mountains near Wintershine. </text:p>
      <text:p text:style-name="Standard"><text:tab/>During the harsh winter that runs from September to April, the frosts can move down past Rivertown, to the latitude of Kells.</text:p>
      <text:p text:style-name="Standard"/>
      <text:p text:style-name="Standard"><text:tab/>Winterfall is predominately inhabited by humans, however dwarves can be found in and near mountains, where they make their cities. Half Elves can also be found throughout the kingdom, however they are the minority and are treated as such. True Elves are not looked kindly upon in Winterfall, and in some cases, are subject to violent harrasment. </text:p>
      <text:p text:style-name="Standard"><text:tab/></text:p>
      <text:p text:style-name="Standard"><text:tab/>Few languages are spoken in Winterfall, with the main language being Common. However, within dwarven cities Dwarven is spoken and written. Some of the older half elves that immigrated to Winterfall from Valastad or Summerzel may speak elven between themselves and their relatives, however half elves born in Winterfall usually only know common and a brushing of elven.</text:p>
      <text:p text:style-name="Standard"/>
      <text:p text:style-name="Standard"><text:tab/>Family structure in Winterfall is relatively basic for medieval times. One average household would normally hold grandparents, parents, and children. However, upper class households could consist of just parents and children, with older people living on their own in some occasions. </text:p>
      <text:p text:style-name="Standard"/>
      <text:p text:style-name="P2"/>
      <text:p text:style-name="P2"/>
      <text:p text:style-name="P2"/>
      <text:p text:style-name="P2"><text:soft-page-break/>Tribes</text:p>
      <text:p text:style-name="P3"><text:tab/>There are multiple tribes of less civilized creatures that were offset in their land by humans and half elves, such as centaur tribes between Rivertown and Stonecross, remote tribes of megaloceros-riding Frostfolk reside in the forests of the Camian Peninsula. There are also some tribes of snow goblins in the areas around Lake Holland. The goblins have been known to domesticate wolves and ride them. </text:p>
      <text:p text:style-name="P2"/>
      <text:p text:style-name="P2"/>
      <text:p text:style-name="P2"/>
      <text:p text:style-name="P2">Government:</text:p>
      <text:p text:style-name="Standard"/>
      <text:p text:style-name="Standard"><text:tab/>Winterfall is a full monarchy, with one King ruling over the kingdom,King Reamus, from House Frosthaven. Winterfall is broken into three Reigns, or regions, each ruled by a different house. Each year, a different house puts forth a ruler, king or queen. <text:s/>The other houses are House Snowbane and House Camian. The three houses have many intermarriages, but sometimes have conflicts with each other. This is not a time of peace for anyone, with House Snowbane at odds with the crowning house, House Frosthaven. Reamus is a wise king, but the Snowbane nobles undermine him. House Camian is split between royalists and underminers.</text:p>
      <text:p text:style-name="Standard"><text:tab/></text:p>
      <text:p text:style-name="Standard"><text:tab/>Reamus rules with a war-like iron jaw, however his domestic policies are accepted by most of the populus. Three kings before Reamus, King Fallian Snowbane, spontaneously brought rise to the Jaegers, and the idea that 'magic was not to be wielded by the hands of man or beast, but by only the Gods.' <text:s/>Jaegers are special forces units that specialize in hunting down and neutralizing magic-either arcane or divine (with the exception of priests). Jaegers are trained in the Fallian Academy in Duke's City. It is well known that if a civilian sees a spellcaster or has reason to believe that someone is a spellcaster, they can alert the Jaegers to their presence. There is a posting of Jaegers in most cities. Children are required to have a 'screening' at a Jaeger post when they are 15 to check for signs of budding magical abilities. This policy has been in place for over 220 years, so many of the civilians accept it as fact.</text:p>
      <text:p text:style-name="Standard"/>
      <text:p text:style-name="Standard"><text:tab/>Domestic Policy:</text:p>
      <text:p text:style-name="Standard"><text:tab/><text:tab/>Basic domestic policy that murder, arson, grand thievery, and treason are punishable by execution. Court systems consist of a simple conviction system, with no jury. A convicted person may attempt to legally defend him or herself. Self defense is a liable plea, however there must be a witness for this. </text:p>
      <text:p text:style-name="Standard"><text:tab/>Use of magic is illegal anywhere in Winterfall.</text:p>
      <text:p text:style-name="Standard"><text:tab/>Impersonating a Jaeger is illegal and punishable by execution</text:p>
      <text:p text:style-name="Standard"><text:tab/>Assaulting a member of the official guard or a Jaeger is illegal</text:p>
      <text:p text:style-name="Standard">Many other blatantly immoral conducts are illegal and punishable by torture or execution, depending on the offense. </text:p>
      <text:p text:style-name="Standard"><text:tab/>These are Kingdom laws. There are also individual Reign laws, however these vary little from Kingdom laws.</text:p>
      <text:p text:style-name="Standard"/>
      <text:p text:style-name="P2">Religion:</text:p>
      <text:p text:style-name="P2"/>
      <text:p text:style-name="P4"><text:tab/><text:span text:style-name="T1">Religion in Winterfall is common and wide spread, however temples are usually only located in larger towns or cities. Homes will not have personal shrines unless the owner is entirely devout to their patron god or goddess. </text:span></text:p>
      <text:p text:style-name="P3"><text:tab/>Most people 'worship' or acknowledge all gods and goddesses, however a family usually only <text:soft-page-break/>pays homage to one or two. </text:p>
      <text:p text:style-name="P3"><text:tab/>Many choose not to worship, or at least not to actively worship.</text:p>
      <text:p text:style-name="P3"><text:tab/>There are a few monasteries scattered throughout Winterfall, however these are usually small or isolated.</text:p>
      <text:p text:style-name="P3"><text:tab/></text:p>
      <text:p text:style-name="P3"><text:tab/>Temple priests can use divine healing magic, however it is not of the levels once known to clerics and paladins from days of old. </text:p>
      <text:p text:style-name="P3"><text:tab/></text:p>
      <text:p text:style-name="Standard"><text:tab/> </text:p>
      <text:p text:style-name="P2">Relations</text:p>
      <text:p text:style-name="P11"><text:tab/></text:p>
      <text:p text:style-name="P11"><text:tab/>Winterfall is a relatively militaristic kingdom, waging off and on wars with it's neighbors, Summerzel and Valastad. </text:p>
      <text:p text:style-name="P11"><text:tab/>Winterfall boasts a reasonably large military, mainly consisting of conscripts and minorly trained soldiers. The Royal Cavalry are a notably elite sect of the military, known for adequately defending the kingdom from invading armies. </text:p>
      <text:p text:style-name="P11"><text:tab/>The kingdom's Jaeger force is also used as elite corps during wartime.</text:p>
      <text:p text:style-name="P11">Winterfall is currently at war with Valastad, however, the war is slow with few invasions. Citizens of Valastad are prohibited from entering Winterfall.</text:p>
      <text:p text:style-name="Standard"><text:tab/></text:p>
      <text:p text:style-name="P7">Cities<text:line-break/></text:p>
      <text:p text:style-name="P8"><text:tab/>Most large cities in Winterfall have businesses run by guilds, both mercantile and not. </text:p>
      <text:p text:style-name="P8"/>
      <text:p text:style-name="P8"><text:tab/>Mercantile Guilds:</text:p>
      <text:p text:style-name="P9"><text:tab/><text:tab/></text:p>
      <text:section text:style-name="Sect1" text:name="Section1">
        <text:p text:style-name="P10"><text:tab/><text:tab/>Artisans</text:p>
        <text:p text:style-name="P10"><text:tab/><text:tab/><text:tab/>Jewler</text:p>
        <text:p text:style-name="P10"><text:tab/><text:tab/><text:tab/>Goldsmith</text:p>
        <text:p text:style-name="P10"><text:tab/><text:tab/><text:tab/>Painter</text:p>
        <text:p text:style-name="P10"><text:tab/><text:tab/><text:tab/>Sculptor</text:p>
        <text:p text:style-name="P10"><text:tab/><text:tab/><text:tab/>Wood Carver</text:p>
        <text:p text:style-name="P10"><text:tab/><text:tab/>Construction</text:p>
        <text:p text:style-name="P10"><text:tab/><text:tab/><text:tab/>Carpenter</text:p>
        <text:p text:style-name="P10"><text:tab/><text:tab/><text:tab/>Mason</text:p>
        <text:p text:style-name="P10"><text:tab/><text:tab/><text:tab/>Painter</text:p>
        <text:p text:style-name="P10"><text:tab/><text:tab/><text:tab/>Plasterer</text:p>
        <text:p text:style-name="P10"><text:tab/><text:tab/><text:tab/>Roofer</text:p>
        <text:p text:style-name="P10"><text:tab/><text:tab/>Craftsman</text:p>
        <text:p text:style-name="P10"><text:tab/><text:tab/><text:tab/>Blacksmith</text:p>
        <text:p text:style-name="P10"><text:tab/><text:tab/><text:tab/>Cooper</text:p>
        <text:p text:style-name="P10"><text:tab/><text:tab/><text:tab/>Glassblower</text:p>
        <text:p text:style-name="P10"><text:tab/><text:tab/><text:tab/>Harness maker</text:p>
        <text:p text:style-name="P10"><text:tab/><text:tab/><text:tab/>Kettle maker</text:p>
        <text:p text:style-name="P10"><text:tab/><text:tab/><text:tab/>Locksmith</text:p>
        <text:p text:style-name="P10"><text:tab/><text:tab/><text:tab/>Potter</text:p>
        <text:p text:style-name="P10"><text:tab/><text:tab/><text:tab/>Ropemaker</text:p>
        <text:p text:style-name="P10"><text:tab/><text:tab/><text:tab/>Rugmaker</text:p>
        <text:p text:style-name="P10"><text:tab/><text:tab/><text:tab/>Saddler</text:p>
        <text:p text:style-name="P10"><text:tab/><text:tab/><text:tab/>Sailmaker</text:p>
        <text:p text:style-name="P10"><text:tab/><text:tab/><text:tab/>Scabbard maker</text:p>
        <text:p text:style-name="P10"><text:tab/><text:tab/><text:tab/>Shipbuilder</text:p>
        <text:p text:style-name="P10"><text:tab/><text:tab/><text:tab/>Soap maker</text:p>
        <text:p text:style-name="P10"><text:tab/><text:tab/><text:tab/>Tanner</text:p>
        <text:p text:style-name="P10"><text:tab/><text:tab/><text:tab/>Tinker</text:p>
        <text:p text:style-name="P10"><text:tab/><text:tab/><text:tab/>Wagon Maker</text:p>
        <text:p text:style-name="P10"><text:tab/><text:tab/><text:tab/>Wheelwright</text:p>
        <text:p text:style-name="P10"><text:tab/><text:tab/>Food</text:p>
        <text:p text:style-name="P10"><text:tab/><text:tab/><text:tab/>Baker</text:p>
        <text:p text:style-name="P10"><text:tab/><text:tab/><text:tab/>Beer Seller</text:p>
        <text:p text:style-name="P10"><text:tab/><text:tab/><text:tab/>Chicken butcher</text:p>
        <text:p text:style-name="P10"><text:tab/><text:tab/><text:tab/>Fishmonger</text:p>
        <text:p text:style-name="P10"><text:tab/><text:tab/><text:tab/>Meat butcher</text:p>
        <text:p text:style-name="P10"><text:tab/><text:tab/><text:tab/>Miller</text:p>
        <text:p text:style-name="P10"><text:tab/><text:tab/><text:tab/>Pastry maker</text:p>
        <text:p text:style-name="P10"><text:tab/><text:tab/><text:tab/>Spice merchant</text:p>
        <text:p text:style-name="P10"><text:tab/><text:tab/><text:tab/>Taverner</text:p>
        <text:p text:style-name="P10"><text:tab/><text:tab/><text:tab/>Wine Seller</text:p>
        <text:p text:style-name="P10"><text:tab/><text:tab/>Garment Trade</text:p>
        <text:p text:style-name="P10"><text:tab/><text:tab/><text:tab/>Buckle maker</text:p>
        <text:p text:style-name="P10"><text:tab/><text:tab/><text:tab/>Furrier</text:p>
        <text:p text:style-name="P10"><text:tab/><text:tab/><text:tab/>Glove Merchant</text:p>
        <text:p text:style-name="P10"><text:tab/><text:tab/><text:tab/>Hat maker</text:p>
        <text:p text:style-name="P10"><text:tab/><text:tab/><text:tab/>Mercer</text:p>
        <text:p text:style-name="P10"><text:soft-page-break/><text:tab/><text:tab/><text:tab/>Purse maker</text:p>
        <text:p text:style-name="P10"><text:tab/><text:tab/><text:tab/>Shoemaker</text:p>
        <text:p text:style-name="P10"><text:tab/><text:tab/><text:tab/>Tailer</text:p>
        <text:p text:style-name="P10"><text:tab/><text:tab/><text:tab/>Used Garment dealer</text:p>
        <text:p text:style-name="P10"><text:tab/><text:tab/><text:tab/>Weaver</text:p>
        <text:p text:style-name="P10"><text:tab/><text:tab/>Labor</text:p>
        <text:p text:style-name="P10"><text:tab/><text:tab/><text:tab/>Bleacher</text:p>
        <text:p text:style-name="P10"><text:tab/><text:tab/><text:tab/>Dungsweeper</text:p>
        <text:p text:style-name="P10"><text:tab/><text:tab/><text:tab/>Laborer</text:p>
        <text:p text:style-name="P10"><text:tab/><text:tab/><text:tab/>Laundress</text:p>
        <text:p text:style-name="P10"><text:tab/><text:tab/><text:tab/>Maidsesrvant</text:p>
        <text:p text:style-name="P10"><text:tab/><text:tab/><text:tab/>Messenger</text:p>
        <text:p text:style-name="P10"><text:tab/><text:tab/><text:tab/>Porter</text:p>
        <text:p text:style-name="P10"><text:tab/><text:tab/><text:tab/>Teamster</text:p>
        <text:p text:style-name="P10"><text:tab/><text:tab/><text:tab/>Water carrier</text:p>
        <text:p text:style-name="P10"><text:tab/><text:tab/>Merchants</text:p>
        <text:p text:style-name="P10"><text:tab/><text:tab/><text:tab/>Antiques</text:p>
        <text:p text:style-name="P10"><text:tab/><text:tab/><text:tab/>Chandler</text:p>
        <text:p text:style-name="P10"><text:tab/><text:tab/><text:tab/>Cutler</text:p>
        <text:p text:style-name="P10"><text:tab/><text:tab/><text:tab/>Hay</text:p>
        <text:p text:style-name="P10"><text:tab/><text:tab/><text:tab/>Horse trader</text:p>
        <text:p text:style-name="P10"><text:tab/><text:tab/><text:tab/>Oil merchant</text:p>
        <text:p text:style-name="P10"><text:tab/><text:tab/><text:tab/>Weapon or armor dealer</text:p>
        <text:p text:style-name="P10"><text:tab/><text:tab/><text:tab/>Wood Seller</text:p>
        <text:p text:style-name="P10"><text:tab/><text:tab/>Professions</text:p>
        <text:p text:style-name="P10"><text:tab/><text:tab/><text:tab/>Apothecary</text:p>
        <text:p text:style-name="P10"><text:tab/><text:tab/><text:tab/>Cartographer</text:p>
        <text:p text:style-name="P10"><text:tab/><text:tab/><text:tab/>Scribe</text:p>
        <text:p text:style-name="P10"><text:tab/><text:tab/>Services</text:p>
        <text:p text:style-name="P10"><text:tab/><text:tab/><text:tab/>Barber</text:p>
        <text:p text:style-name="P10"><text:tab/><text:tab/><text:tab/>Bather</text:p>
        <text:p text:style-name="P10"><text:tab/><text:tab/><text:tab/>Broker</text:p>
        <text:p text:style-name="P10"><text:tab/><text:tab/><text:tab/>Innkeeper</text:p>
        <text:p text:style-name="P10"><text:tab/><text:tab/><text:tab/>Money Changer</text:p>
        <text:p text:style-name="P10"><text:tab/><text:tab/><text:tab/>Stabler</text:p>
        <text:p text:style-name="P10"/>
      </text:section>
      <text:p text:style-name="P8"/>
      <text:p text:style-name="P8"/>
      <text:p text:style-name="P8"><text:tab/>Nonmercantile Guilds</text:p>
      <text:p text:style-name="P8"><text:tab/><text:tab/></text:p>
      <text:p text:style-name="P8"><text:tab/><text:tab/>Alchemist</text:p>
      <text:p text:style-name="P8"><text:tab/><text:tab/>Clerk</text:p>
      <text:p text:style-name="P8"><text:tab/><text:tab/>Criminal</text:p>
      <text:p text:style-name="P8"><text:tab/><text:tab/>Entertainer</text:p>
      <text:p text:style-name="P8"><text:tab/><text:tab/>Guard</text:p>
      <text:p text:style-name="P8"><text:tab/><text:tab/>Priest</text:p>
      <text:p text:style-name="P8"><text:tab/><text:tab/>Professor/tutor/sage</text:p>
      <text:p text:style-name="P8"><text:tab/><text:tab/>Sellsword</text:p>
      <text:p text:style-name="P8"/>
      <text:p text:style-name="P8"/>
      <text:p text:style-name="P8">Perigrad</text:p>
      <text:p text:style-name="P8"/>
      <text:p text:style-name="P8"><text:tab/>Surrounded by small rural farms and enclosed in high stone walls, one can find the capital city of Winterfall, Perigrad. It's streets are wide and spacious, though crowed and bustling with humans, half elves, and dwarves during business days. The major streets are lined sparsely with oil lamps, giving the streets a beautiful yellow glow at night. The cold, almost frigid air nips at citizens' ears and prompts them into wearing thick clothing year round, however the cold doesn't scare people away from the large markets and diverse environment. The city guards are elite and many, however they are mainly stationed in the northern reaches of the city, inadvertently allowing minor criminal activities in the southern points. The many docks usher in merchants from across the kingdom, offering a variety of goods seen in few other cities. </text:p>
      <text:p text:style-name="P8"><text:tab/>Rising above the skyline, the Stena Plaza houses the White Palace, home to the royal family, and other important administrative buildings. The Plaza is cornered by tall, minaret-esque towers, topped with ornate golden spires.</text:p>
      <text:p text:style-name="P8"><text:tab/>Outside Stena Plaza lies Temple Plaza, home to temples of each of the majorly <text:soft-page-break/>worshiped gods and goddesses of Perigrad.</text:p>
      <text:p text:style-name="P8"><text:tab/>Home to the College of Laer, many scholars find their way to Perigrad for their studies.</text:p>
      <text:p text:style-name="P8"><text:tab/>The almost constant, but light, snowfall makes Perigrad a much striven for city to live in because of its beauty.</text:p>
      <text:p text:style-name="P8"><text:tab/>The majority of the buildings in Perigrad are built with dark pine wood frames and white daub walls, and the roofs are mainly gray slate overlapping tiles. Every few buildings has a flat roof, with guards stationed on top. Walking out of the city, one can see many small farms growing mainly potatoes and onions, though other cold-weather crops are grown too. </text:p>
      <text:p text:style-name="P8"/>
      <text:p text:style-name="P8">Duke City</text:p>
      <text:p text:style-name="P8"/>
      <text:p text:style-name="P8"><text:tab/>Flowing, golden wheat fields surround the high, white-stone walls of Duke City. The guards nod at you as you pass through the thick wooden gates into the bustling port city. Cobbled roads wind throughout the city, flanked by long connected building complexes, and stores packed right next to each other with tight, dark ally ways surging deeper into the city between them. The buildings are tall, some with overhangs stretching into the street; their pine wood frames and white daub walls leading up to their roughly red shingled roofs.</text:p>
      <text:p text:style-name="P8"><text:tab/>The bustling markets are crammed with people chatting, buying cloth and food for the week. Through the crowds, pickpockets slink, stealing what they can, some getting unmercifully caught by the ever watchful guards. Large open parks open the congestion to nature, greatly welcomed by relaxing children and college students alike. </text:p>
      <text:p text:style-name="P8"><text:tab/>The College of Duke, filled with ancient vaulted ceilings and cavernous lecture halls, the dream of every young student. The students rush about their business, carrying books and manuscripts needed for classes. The pupils are usually upper middle class to upper class children striving for an educated living in the upper ranks of guilds or politics. </text:p>
      <text:p text:style-name="P8"><text:tab/>The large dock area allows for hundreds of ships to enter and exit the port at once, leading to a bustling merchant trade city. Stretching along the waterside is the Duke Boardwalk, a popular place in the city. The boardwalk is a wide, stone and pine wood walkway lined with oil lamps to light the path with flickering golden light. The waters of the harbor shine beautifully at sunset on the boardwalk. The street along the walk has many inns, taverns, and eating halls, which are popular in the evenings.</text:p>
      <text:p text:style-name="P8"><text:tab/>Perched on the cliff on the opposite side of the harbor lies Fallion Academy, where the Jaegers learn their trade. The Academy is practically a small self-sufficient city, surrounded by white stone walls similar to that of the city. Acceptance into the Jaeger corps is difficult, and not many manage to get in.</text:p>
      <text:p text:style-name="P8"/>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 BERKLEY" svg:font-family="'AR BERKLEY'"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4-12-06T09:53:21.71</meta:creation-date>
    <dc:date>2014-12-20T13:40:44.38</dc:date>
    <dc:creator>Nolan Roth</dc:creator>
    <meta:editing-duration>P1DT1H38M59S</meta:editing-duration>
    <meta:editing-cycles>10</meta:editing-cycles>
    <meta:generator>OpenOffice/4.1.0$Win32 OpenOffice.org_project/410m18$Build-9764</meta:generator>
    <meta:document-statistic meta:table-count="0" meta:image-count="0" meta:object-count="0" meta:page-count="5" meta:paragraph-count="149" meta:word-count="1763" meta:character-count="11196"/>
  </office:meta>
</office:document-meta>
</file>